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5.821cm" fo:margin-left="0.161cm" fo:margin-right="11.019cm" table:align="margins"/>
    </style:style>
    <style:style style:name="表13.A" style:family="table-column">
      <style:table-column-properties style:column-width="2.845cm" style:rel-column-width="32032*"/>
    </style:style>
    <style:style style:name="表13.B" style:family="table-column">
      <style:table-column-properties style:column-width="2.976cm" style:rel-column-width="33503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026cm" fo:margin-left="0.161cm" fo:margin-right="8.814cm" table:align="margins"/>
    </style:style>
    <style:style style:name="表15.A" style:family="table-column">
      <style:table-column-properties style:column-width="1.258cm" style:rel-column-width="10269*"/>
    </style:style>
    <style:style style:name="表15.B" style:family="table-column">
      <style:table-column-properties style:column-width="6.768cm" style:rel-column-width="55266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8.026cm" fo:margin-left="0.161cm" fo:margin-right="8.814cm" table:align="margins"/>
    </style:style>
    <style:style style:name="表17.A" style:family="table-column">
      <style:table-column-properties style:column-width="1.258cm" style:rel-column-width="10269*"/>
    </style:style>
    <style:style style:name="表17.B" style:family="table-column">
      <style:table-column-properties style:column-width="6.768cm" style:rel-column-width="55266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B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46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205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9.46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6.205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5.821cm" fo:margin-left="0.161cm" fo:margin-right="11.019cm" table:align="margins"/>
    </style:style>
    <style:style style:name="表23.A" style:family="table-column">
      <style:table-column-properties style:column-width="2.845cm" style:rel-column-width="32032*"/>
    </style:style>
    <style:style style:name="表23.B" style:family="table-column">
      <style:table-column-properties style:column-width="2.976cm" style:rel-column-width="33503*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B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8.026cm" fo:margin-left="0.161cm" fo:margin-right="8.814cm" table:align="margins"/>
    </style:style>
    <style:style style:name="表24.A" style:family="table-column">
      <style:table-column-properties style:column-width="1.258cm" style:rel-column-width="10269*"/>
    </style:style>
    <style:style style:name="表24.B" style:family="table-column">
      <style:table-column-properties style:column-width="6.768cm" style:rel-column-width="55266*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B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5" style:family="paragraph" style:parent-style-name="Text_20_body">
      <style:paragraph-properties fo:margin-top="0cm" fo:margin-bottom="0cm" fo:line-height="179%" style:writing-mode="lr-tb"/>
    </style:style>
    <style:style style:name="P1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8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/>
    </style:style>
    <style:style style:name="P20" style:family="paragraph" style:parent-style-name="Table_20_Contents">
      <style:text-properties style:language-asian="ja" style:country-asian="JP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1" fo:font-size="11pt"/>
    </style:style>
    <style:style style:name="P30" style:family="paragraph" style:parent-style-name="Table_20_Contents">
      <style:text-properties style:font-name="Arial1" fo:font-size="11pt" style:language-asian="ja" style:country-asian="JP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4" style:family="paragraph" style:parent-style-name="Table_20_Contents" style:list-style-name="L2">
      <style:text-properties style:font-name="Arial1" fo:font-size="11pt" style:language-asian="ja" style:country-asian="JP"/>
    </style:style>
    <style:style style:name="P45" style:family="paragraph" style:parent-style-name="Table_20_Contents" style:list-style-name="L3">
      <style:text-properties style:font-name="Arial1" fo:font-size="11pt" style:language-asian="ja" style:country-asian="JP"/>
    </style:style>
    <style:style style:name="P46" style:family="paragraph" style:parent-style-name="Table_20_Contents" style:list-style-name="L4">
      <style:text-properties style:font-name="Arial1" fo:font-size="11pt" style:language-asian="ja" style:country-asian="JP"/>
    </style:style>
    <style:style style:name="P47" style:family="paragraph" style:parent-style-name="Table_20_Contents" style:list-style-name="L4">
      <style:text-properties style:font-name="Arial1" fo:font-size="11pt"/>
    </style:style>
    <style:style style:name="P4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6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7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font-name-asian="Arial2"/>
    </style:style>
    <style:style style:name="T18" style:family="text">
      <style:text-properties style:font-name-asian="Arial2" style:language-asian="ja" style:country-asian="JP"/>
    </style:style>
    <style:style style:name="T19" style:family="text">
      <style:text-properties fo:color="#000000" fo:background-color="transparent" style:font-name-asian="Arial2" style:font-size-asian="12pt"/>
    </style:style>
    <style:style style:name="T20" style:family="text">
      <style:text-properties style:font-name="Arial" fo:font-size="12pt" style:font-name-asian="Arial" style:font-size-complex="12pt"/>
    </style:style>
    <style:style style:name="T21" style:family="text">
      <style:text-properties style:font-name="Arial" fo:font-size="12pt" style:font-name-asian="Arial" style:font-size-asian="12pt" style:font-size-complex="12pt"/>
    </style:style>
    <style:style style:name="T22" style:family="text">
      <style:text-properties style:font-name="Arial2" fo:font-size="12pt" fo:language="ja" fo:country="JP" fo:font-style="normal" fo:font-weight="normal" fo:background-color="transparent"/>
    </style:style>
    <style:style style:name="T23" style:family="text">
      <style:text-properties fo:background-color="transparent" style:font-name-asian="Arial2" style:font-size-asian="12pt" style:language-asian="ja" style:country-asian="JP" style:font-style-asian="normal" style:font-weight-asian="normal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4">雨が降って少し肌寒いですね。</text:span></text:p>
      <text:p text:style-name="P7">日報などなど<text:span text:style-name="T14">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6">1</text:p>
          </table:table-cell>
          <table:table-cell table:style-name="表110.A1" office:value-type="string">
            <text:p text:style-name="P26">作業日</text:p>
          </table:table-cell>
          <table:table-cell table:style-name="表110.C1" office:value-type="string">
            <text:p text:style-name="P28">6/14 月曜日</text:p>
          </table:table-cell>
        </table:table-row>
        <table:table-row>
          <table:table-cell table:style-name="表110.A2" office:value-type="string">
            <text:p text:style-name="P26">2</text:p>
          </table:table-cell>
          <table:table-cell table:style-name="表110.A2" office:value-type="string">
            <text:p text:style-name="P26">発注者</text:p>
          </table:table-cell>
          <table:table-cell table:style-name="表110.C2" office:value-type="string">
            <text:p text:style-name="P28">小川電気工事</text:p>
          </table:table-cell>
        </table:table-row>
        <table:table-row>
          <table:table-cell table:style-name="表110.A2" office:value-type="string">
            <text:p text:style-name="P26">3</text:p>
          </table:table-cell>
          <table:table-cell table:style-name="表110.A2" office:value-type="string">
            <text:p text:style-name="P26">工事件名</text:p>
          </table:table-cell>
          <table:table-cell table:style-name="表110.C2" office:value-type="string">
            <text:p text:style-name="P28">国立市富士見台二丁目</text:p>
          </table:table-cell>
        </table:table-row>
        <table:table-row>
          <table:table-cell table:style-name="表110.A2" office:value-type="string">
            <text:p text:style-name="P26">4</text:p>
          </table:table-cell>
          <table:table-cell table:style-name="表110.A2" office:value-type="string">
            <text:p text:style-name="P26">作業時間</text:p>
          </table:table-cell>
          <table:table-cell table:style-name="表11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0.A2" office:value-type="string">
            <text:p text:style-name="P26">5</text:p>
          </table:table-cell>
          <table:table-cell table:style-name="表110.A2" office:value-type="string">
            <text:p text:style-name="P26">備考</text:p>
          </table:table-cell>
          <table:table-cell table:style-name="表1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7">6/25（金）</text:p>
          </table:table-cell>
          <table:table-cell table:style-name="表111.B1" office:value-type="string">
            <text:p text:style-name="P27">6/26（土）</text:p>
          </table:table-cell>
        </table:table-row>
        <table:table-row>
          <table:table-cell table:style-name="表111.A2" office:value-type="string">
            <text:p text:style-name="P25">○</text:p>
          </table:table-cell>
          <table:table-cell table:style-name="表111.B2" office:value-type="string">
            <text:p text:style-name="P25">○</text:p>
          </table:table-cell>
        </table:table-row>
      </table:table>
      <text:p text:style-name="P32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3">期間</text:p>
          </table:table-cell>
          <table:table-cell table:style-name="表112.B1" office:value-type="string">
            <text:p text:style-name="P24"><text:s text:c="2"/>2021.6.14(月) ~ 2021.6.20(日)</text:p>
          </table:table-cell>
        </table:table-row>
        <table:table-row>
          <table:table-cell table:style-name="表112.A2" office:value-type="string">
            <text:p text:style-name="P21">合計</text:p>
          </table:table-cell>
          <table:table-cell table:style-name="表1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14(月) ~ 2021.6.20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8">どうも</text:span><text:span text:style-name="T17">お疲れさまです。暑く</text:span><text:span text:style-name="T18">なってきました。</text:span></text:p>
      <text:p text:style-name="P17">いつもの提出物です。遅くなりました。 </text:p>
      <text:p text:style-name="P18"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6">1</text:p>
          </table:table-cell>
          <table:table-cell table:style-name="表113.A1" office:value-type="string">
            <text:p text:style-name="P26">作業日</text:p>
          </table:table-cell>
          <table:table-cell table:style-name="表113.C1" office:value-type="string">
            <text:p text:style-name="P28">6/24 木曜日</text:p>
          </table:table-cell>
        </table:table-row>
        <table:table-row>
          <table:table-cell table:style-name="表113.A2" office:value-type="string">
            <text:p text:style-name="P26">2</text:p>
          </table:table-cell>
          <table:table-cell table:style-name="表113.A2" office:value-type="string">
            <text:p text:style-name="P26">発注者</text:p>
          </table:table-cell>
          <table:table-cell table:style-name="表113.C2" office:value-type="string">
            <text:p text:style-name="P28">ホクシン設備</text:p>
          </table:table-cell>
        </table:table-row>
        <table:table-row>
          <table:table-cell table:style-name="表113.A2" office:value-type="string">
            <text:p text:style-name="P26">3</text:p>
          </table:table-cell>
          <table:table-cell table:style-name="表113.A2" office:value-type="string">
            <text:p text:style-name="P26">工事件名</text:p>
          </table:table-cell>
          <table:table-cell table:style-name="表113.C2" office:value-type="string">
            <text:p text:style-name="P28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6">4</text:p>
          </table:table-cell>
          <table:table-cell table:style-name="表113.A2" office:value-type="string">
            <text:p text:style-name="P26">作業時間</text:p>
          </table:table-cell>
          <table:table-cell table:style-name="表113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3.A2" office:value-type="string">
            <text:p text:style-name="P26">5</text:p>
          </table:table-cell>
          <table:table-cell table:style-name="表113.A2" office:value-type="string">
            <text:p text:style-name="P26">備考</text:p>
          </table:table-cell>
          <table:table-cell table:style-name="表113.C2" office:value-type="string">
            <text:p text:style-name="P28">お客さんには、終了１５：００で提出してます。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7">7/2（金）</text:p>
          </table:table-cell>
          <table:table-cell table:style-name="表114.B1" office:value-type="string">
            <text:p text:style-name="P27">7/3（土）</text:p>
          </table:table-cell>
        </table:table-row>
        <table:table-row>
          <table:table-cell table:style-name="表114.A2" office:value-type="string">
            <text:p text:style-name="P25">○</text:p>
          </table:table-cell>
          <table:table-cell table:style-name="表114.B2" office:value-type="string">
            <text:p text:style-name="P25">○</text:p>
          </table:table-cell>
        </table:table-row>
      </table:table>
      <text:p text:style-name="P32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3">期間</text:p>
          </table:table-cell>
          <table:table-cell table:style-name="表115.B1" office:value-type="string">
            <text:p text:style-name="P24"><text:s text:c="2"/>2021.6.21(月) ~ 2021.6.27(日)</text:p>
          </table:table-cell>
        </table:table-row>
        <table:table-row>
          <table:table-cell table:style-name="表115.A2" office:value-type="string">
            <text:p text:style-name="P21">合計</text:p>
          </table:table-cell>
          <table:table-cell table:style-name="表115.B2" office:value-type="string">
            <text:p text:style-name="P22"><text:s/>￥924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1(月) ~ 2021.6.27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今週分の提出。</text:span>よろしくお願いします。</text:p>
      <text:p text:style-name="P7">岩淵</text:p>
      <text:p text:style-name="P7"/>
      <text:p text:style-name="P10">別件</text:p>
      <text:p text:style-name="P15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9">なんとも、すみません。</text:span> 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>1</text:p>
          </table:table-cell>
          <table:table-cell table:style-name="表1.A1" office:value-type="string">
            <text:p text:style-name="P26">作業日</text:p>
          </table:table-cell>
          <table:table-cell table:style-name="表1.C1" office:value-type="string">
            <text:p text:style-name="P28">7/2 金曜日</text:p>
          </table:table-cell>
        </table:table-row>
        <table:table-row>
          <table:table-cell table:style-name="表1.A2" office:value-type="string">
            <text:p text:style-name="P26">2</text:p>
          </table:table-cell>
          <table:table-cell table:style-name="表1.A2" office:value-type="string">
            <text:p text:style-name="P26">発注者</text:p>
          </table:table-cell>
          <table:table-cell table:style-name="表1.C2" office:value-type="string">
            <text:p text:style-name="P28">扶桑電気</text:p>
          </table:table-cell>
        </table:table-row>
        <table:table-row>
          <table:table-cell table:style-name="表1.A2" office:value-type="string">
            <text:p text:style-name="P26">3</text:p>
          </table:table-cell>
          <table:table-cell table:style-name="表1.A2" office:value-type="string">
            <text:p text:style-name="P26">工事件名</text:p>
          </table:table-cell>
          <table:table-cell table:style-name="表1.C2" office:value-type="string">
            <text:p text:style-name="P28">まごころタウン</text:p>
          </table:table-cell>
        </table:table-row>
        <table:table-row>
          <table:table-cell table:style-name="表1.A2" office:value-type="string">
            <text:p text:style-name="P26">4</text:p>
          </table:table-cell>
          <table:table-cell table:style-name="表1.A2" office:value-type="string">
            <text:p text:style-name="P26">作業時間</text:p>
          </table:table-cell>
          <table:table-cell table:style-name="表1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.A2" office:value-type="string">
            <text:p text:style-name="P26">5</text:p>
          </table:table-cell>
          <table:table-cell table:style-name="表1.A2" office:value-type="string">
            <text:p text:style-name="P26">備考</text:p>
          </table:table-cell>
          <table:table-cell table:style-name="表1.C2" office:value-type="string">
            <text:p text:style-name="P28">日報は建二さん取り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7/9（金）</text:p>
          </table:table-cell>
          <table:table-cell table:style-name="表2.B1" office:value-type="string">
            <text:p text:style-name="P27">7/10（土）</text:p>
          </table:table-cell>
        </table:table-row>
        <text:soft-page-break/>
        <table:table-row>
          <table:table-cell table:style-name="表2.A2" office:value-type="string">
            <text:p text:style-name="P25">○</text:p>
          </table:table-cell>
          <table:table-cell table:style-name="表2.B2" office:value-type="string">
            <text:p text:style-name="P25">○</text:p>
          </table:table-cell>
        </table:table-row>
      </table:table>
      <text:p text:style-name="P32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3">期間</text:p>
          </table:table-cell>
          <table:table-cell table:style-name="表3.B1" office:value-type="string">
            <text:p text:style-name="P24"><text:s text:c="2"/>2021.6.28(月) ~ 2021.7.4(日)</text:p>
          </table:table-cell>
        </table:table-row>
        <table:table-row>
          <table:table-cell table:style-name="表3.A2" office:value-type="string">
            <text:p text:style-name="P21">合計</text:p>
          </table:table-cell>
          <table:table-cell table:style-name="表3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8(月) ~ 2021.7.4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雨が続いております。</text:p>
      <text:p text:style-name="P7"><text:span text:style-name="T14">書類の提出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6">1</text:p>
          </table:table-cell>
          <table:table-cell table:style-name="表4.A1" office:value-type="string">
            <text:p text:style-name="P26">作業日</text:p>
          </table:table-cell>
          <table:table-cell table:style-name="表4.C1" office:value-type="string">
            <text:p text:style-name="P28">7/6 火曜日</text:p>
          </table:table-cell>
        </table:table-row>
        <table:table-row>
          <table:table-cell table:style-name="表4.A2" office:value-type="string">
            <text:p text:style-name="P26">2</text:p>
          </table:table-cell>
          <table:table-cell table:style-name="表4.A2" office:value-type="string">
            <text:p text:style-name="P26">発注者</text:p>
          </table:table-cell>
          <table:table-cell table:style-name="表4.C2" office:value-type="string">
            <text:p text:style-name="P28">栗原設備</text:p>
          </table:table-cell>
        </table:table-row>
        <table:table-row>
          <table:table-cell table:style-name="表4.A2" office:value-type="string">
            <text:p text:style-name="P26">3</text:p>
          </table:table-cell>
          <table:table-cell table:style-name="表4.A2" office:value-type="string">
            <text:p text:style-name="P26">工事件名</text:p>
          </table:table-cell>
          <table:table-cell table:style-name="表4.C2" office:value-type="string">
            <text:p text:style-name="P28">芝浦一丁目プロジェクト</text:p>
          </table:table-cell>
        </table:table-row>
        <table:table-row>
          <table:table-cell table:style-name="表4.A2" office:value-type="string">
            <text:p text:style-name="P26">4</text:p>
          </table:table-cell>
          <table:table-cell table:style-name="表4.A2" office:value-type="string">
            <text:p text:style-name="P26">作業時間</text:p>
          </table:table-cell>
          <table:table-cell table:style-name="表4.C2" office:value-type="string">
            <text:p text:style-name="P28">７：４５－１７：００</text:p>
            <text:p text:style-name="P28">（定時）</text:p>
          </table:table-cell>
        </table:table-row>
        <table:table-row>
          <table:table-cell table:style-name="表4.A2" office:value-type="string">
            <text:p text:style-name="P26">5</text:p>
          </table:table-cell>
          <table:table-cell table:style-name="表4.A2" office:value-type="string">
            <text:p text:style-name="P26">備考</text:p>
          </table:table-cell>
          <table:table-cell table:style-name="表4.C2" office:value-type="string">
            <text:p text:style-name="P28">日報は建二さん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7/16（金）</text:p>
          </table:table-cell>
          <table:table-cell table:style-name="表5.B1" office:value-type="string">
            <text:p text:style-name="P27">7/17（土）</text:p>
          </table:table-cell>
        </table:table-row>
        <table:table-row>
          <table:table-cell table:style-name="表5.A2" office:value-type="string">
            <text:p text:style-name="P25">○</text:p>
          </table:table-cell>
          <table:table-cell table:style-name="表5.B2" office:value-type="string">
            <text:p text:style-name="P25">○</text:p>
          </table:table-cell>
        </table:table-row>
      </table:table>
      <text:p text:style-name="P32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3">期間</text:p>
          </table:table-cell>
          <table:table-cell table:style-name="表6.B1" office:value-type="string">
            <text:p text:style-name="P24"><text:s text:c="2"/>2021.7.5(月) ~ 2021.7.11(日)</text:p>
          </table:table-cell>
        </table:table-row>
        <table:table-row>
          <table:table-cell table:style-name="表6.A2" office:value-type="string">
            <text:p text:style-name="P21">合計</text:p>
          </table:table-cell>
          <table:table-cell table:style-name="表6.B2" office:value-type="string">
            <text:p text:style-name="P22"><text:s/>￥816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5(月) ~ 2021.7.11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。</text:span>よろしく願います。</text:p>
      <text:p text:style-name="P7"><text:soft-page-break/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6">1</text:p>
          </table:table-cell>
          <table:table-cell table:style-name="表7.A1" office:value-type="string">
            <text:p text:style-name="P26">作業日</text:p>
          </table:table-cell>
          <table:table-cell table:style-name="表7.C1" office:value-type="string">
            <text:p text:style-name="P28">7/12 火曜日</text:p>
          </table:table-cell>
        </table:table-row>
        <table:table-row>
          <table:table-cell table:style-name="表7.A2" office:value-type="string">
            <text:p text:style-name="P26">2</text:p>
          </table:table-cell>
          <table:table-cell table:style-name="表7.A2" office:value-type="string">
            <text:p text:style-name="P26">発注者</text:p>
          </table:table-cell>
          <table:table-cell table:style-name="表7.C2" office:value-type="string">
            <text:p text:style-name="P28">大成温調</text:p>
          </table:table-cell>
        </table:table-row>
        <table:table-row>
          <table:table-cell table:style-name="表7.A2" office:value-type="string">
            <text:p text:style-name="P26">3</text:p>
          </table:table-cell>
          <table:table-cell table:style-name="表7.A2" office:value-type="string">
            <text:p text:style-name="P26">工事件名</text:p>
          </table:table-cell>
          <table:table-cell table:style-name="表7.C2" office:value-type="string">
            <text:p text:style-name="P28">湘南総合病院</text:p>
          </table:table-cell>
        </table:table-row>
        <table:table-row>
          <table:table-cell table:style-name="表7.A2" office:value-type="string">
            <text:p text:style-name="P26">4</text:p>
          </table:table-cell>
          <table:table-cell table:style-name="表7.A2" office:value-type="string">
            <text:p text:style-name="P26">作業時間</text:p>
          </table:table-cell>
          <table:table-cell table:style-name="表7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7.A2" office:value-type="string">
            <text:p text:style-name="P26">5</text:p>
          </table:table-cell>
          <table:table-cell table:style-name="表7.A2" office:value-type="string">
            <text:p text:style-name="P26">備考</text:p>
          </table:table-cell>
          <table:table-cell table:style-name="表7.C2" office:value-type="string">
            <text:p text:style-name="P28">牧口さん日報とりまとめ</text:p>
          </table:table-cell>
        </table:table-row>
      </table:table>
      <text:p text:style-name="Text_20_body"><text:span text:style-name="T6">② </text:span><text:span text:style-name="T9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7/23（金）</text:p>
          </table:table-cell>
          <table:table-cell table:style-name="表8.B1" office:value-type="string">
            <text:p text:style-name="P27">7/24（土）</text:p>
          </table:table-cell>
        </table:table-row>
        <table:table-row>
          <table:table-cell table:style-name="表8.A2" office:value-type="string">
            <text:p text:style-name="P25">○</text:p>
          </table:table-cell>
          <table:table-cell table:style-name="表8.B2" office:value-type="string">
            <text:p text:style-name="P25">○</text:p>
          </table:table-cell>
        </table:table-row>
      </table:table>
      <text:p text:style-name="P32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3">期間</text:p>
          </table:table-cell>
          <table:table-cell table:style-name="表9.B1" office:value-type="string">
            <text:p text:style-name="P24"><text:s text:c="2"/>2021.7.12(月) ~ 2021.7.18(日)</text:p>
          </table:table-cell>
        </table:table-row>
        <table:table-row>
          <table:table-cell table:style-name="表9.A2" office:value-type="string">
            <text:p text:style-name="P21">合計</text:p>
          </table:table-cell>
          <table:table-cell table:style-name="表9.B2" office:value-type="string">
            <text:p text:style-name="P22"><text:s/>￥2,01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2(月) ~ 2021.7.1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また<text:span text:style-name="T14">書類を提出します。</text:span>よろしくお願いします。</text:p>
      <text:p text:style-name="P10">暑いもので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6">1</text:p>
          </table:table-cell>
          <table:table-cell table:style-name="表10.A1" office:value-type="string">
            <text:p text:style-name="P26">作業日</text:p>
          </table:table-cell>
          <table:table-cell table:style-name="表10.C1" office:value-type="string">
            <text:p text:style-name="P28">7/21 木曜日</text:p>
          </table:table-cell>
        </table:table-row>
        <table:table-row>
          <table:table-cell table:style-name="表10.A2" office:value-type="string">
            <text:p text:style-name="P26">2</text:p>
          </table:table-cell>
          <table:table-cell table:style-name="表10.A2" office:value-type="string">
            <text:p text:style-name="P26">発注者</text:p>
          </table:table-cell>
          <table:table-cell table:style-name="表10.C2" office:value-type="string">
            <text:p text:style-name="P28">三位電気</text:p>
          </table:table-cell>
        </table:table-row>
        <table:table-row>
          <table:table-cell table:style-name="表10.A2" office:value-type="string">
            <text:p text:style-name="P26">3</text:p>
          </table:table-cell>
          <table:table-cell table:style-name="表10.A2" office:value-type="string">
            <text:p text:style-name="P26">工事件名</text:p>
          </table:table-cell>
          <table:table-cell table:style-name="表10.C2" office:value-type="string">
            <text:p text:style-name="P28">国立倉庫建替計画</text:p>
          </table:table-cell>
        </table:table-row>
        <table:table-row>
          <table:table-cell table:style-name="表10.A2" office:value-type="string">
            <text:p text:style-name="P26">4</text:p>
          </table:table-cell>
          <table:table-cell table:style-name="表10.A2" office:value-type="string">
            <text:p text:style-name="P26">作業時間</text:p>
          </table:table-cell>
          <table:table-cell table:style-name="表10.C2" office:value-type="string">
            <text:p text:style-name="P28">７：３０－１４：５０</text:p>
            <text:p text:style-name="P28">（実際の終了時刻が、上記）</text:p>
          </table:table-cell>
        </table:table-row>
        <table:table-row>
          <table:table-cell table:style-name="表10.A2" office:value-type="string">
            <text:p text:style-name="P26">5</text:p>
          </table:table-cell>
          <table:table-cell table:style-name="表10.A2" office:value-type="string">
            <text:p text:style-name="P26">備考</text:p>
          </table:table-cell>
          <table:table-cell table:style-name="表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、キャンプの手伝いに行きます。休み希望であります。</text:p>
      <text:p text:style-name="P33">月・火、土・日、と、神奈川の山北町というところに行きます。</text:p>
      <text:p text:style-name="P33"><text:soft-page-break/>大きめの１軒屋があります。１４～５人が来て、炊事などやります。</text:p>
      <text:p text:style-name="P33">デルタ株で、胸が重いです。行ってきます。</text:p>
      <text:p text:style-name="P33">（その次の週、8/2月 – 8/8日 は、勤務希望です。）</text:p>
      <text:p text:style-name="P32">③ 交通費申請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3">期間</text:p>
          </table:table-cell>
          <table:table-cell table:style-name="表12.B1" office:value-type="string">
            <text:p text:style-name="P24"><text:s text:c="2"/>2021.7.19(月) ~ 2021.7.25(日)</text:p>
          </table:table-cell>
        </table:table-row>
        <table:table-row>
          <table:table-cell table:style-name="表12.A2" office:value-type="string">
            <text:p text:style-name="P21">合計</text:p>
          </table:table-cell>
          <table:table-cell table:style-name="表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9(月) ~ 2021.7.25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来週分の勤務希望日です。</text:span></text:p>
      <text:p text:style-name="P7">よろしくお願いします。</text:p>
      <text:p text:style-name="P7">岩淵</text:p>
      <text:p text:style-name="P10">（キャンプ場の写真を添付します（vlcsnap-00012.jpg）。こんな所です。</text:p>
      <text:p text:style-name="P11">写真左上の隅、石垣の上、にび色の樽のようなもの。が、ドラム缶風呂です。私が、缶の下に薪をくべて、沸かします。</text:p>
      <text:p text:style-name="P19"><text:span text:style-name="T23">ドラム缶の向こうに、一軒家が建ってます。その写真は、今回は撮り忘れました。埋め合わせに、去年撮った写真、添付します（</text:span><text:span text:style-name="T22">19.54.jpg</text:span><text:span text:style-name="T23">）。</text:span></text:p>
      <text:p text:style-name="P17">先の写真、手前は、敷地の前を流れる小川です。泡立ちの部分。ちょっとした滝の、滝口です。<text:span text:style-name="T20">）</text:span>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5"><text:span text:style-name="T8">①</text:span><text:span text:style-name="T9">作業希望日 （金、または、土）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8/6（金）</text:p>
          </table:table-cell>
          <table:table-cell table:style-name="表13.B1" office:value-type="string">
            <text:p text:style-name="P27">8/7（土）</text:p>
          </table:table-cell>
        </table:table-row>
        <table:table-row>
          <table:table-cell table:style-name="表13.A2" office:value-type="string">
            <text:p text:style-name="P25">○</text:p>
          </table:table-cell>
          <table:table-cell table:style-name="表13.B2" office:value-type="string">
            <text:p text:style-name="P25">○</text:p>
          </table:table-cell>
        </table:table-row>
      </table:table>
      <text:p text:style-name="P34"/>
      <text:p text:style-name="P12">---------------------</text:p>
      <text:p text:style-name="P13">【作業員　岩淵謙 / 勤務希望日連絡】 2021.8.2(月) ~ 2021.8.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</text:p>
      <text:p text:style-name="P10"><text:soft-page-break/>今日の電話での話しのとおりで、来週は勤務を休もうと思ってます。</text:p>
      <text:p text:style-name="P10">キャンプの手伝いの前に、日を空けておきたいという希望です。</text:p>
      <text:p text:style-name="P10">キャンプと別に、好きだった物理の、学び直しなど、やってます。オンラインの、公開の説明ものなどを読みます。授業だと、否応なく先に進み、特定の事柄へ深入りができない。俺には向いてます、こういうのが。</text:p>
      <text:p text:style-name="P10">勤務に出なくて、どうもすみません。</text:p>
      <text:p text:style-name="P10"/>
      <text:p text:style-name="P10">畳み掛けなのですが、再来週、8/16の週も、キャンプの手伝いを引き受けてます。土日です。仕事はどうするか、すみません、まだ気持ちが決まってなく。</text:p>
      <text:p text:style-name="P10">ひとまず、ご連絡です。</text:p>
      <text:p text:style-name="P7"/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6">1</text:p>
          </table:table-cell>
          <table:table-cell table:style-name="表11.A1" office:value-type="string">
            <text:p text:style-name="P26">作業日</text:p>
          </table:table-cell>
          <table:table-cell table:style-name="表11.C1" office:value-type="string">
            <text:p text:style-name="P28">8/5 木曜日</text:p>
          </table:table-cell>
        </table:table-row>
        <table:table-row>
          <table:table-cell table:style-name="表11.A2" office:value-type="string">
            <text:p text:style-name="P26">2</text:p>
          </table:table-cell>
          <table:table-cell table:style-name="表11.A2" office:value-type="string">
            <text:p text:style-name="P26">発注者</text:p>
          </table:table-cell>
          <table:table-cell table:style-name="表11.C2" office:value-type="string">
            <text:p text:style-name="P28">ホクシン設備</text:p>
          </table:table-cell>
        </table:table-row>
        <table:table-row>
          <table:table-cell table:style-name="表11.A2" office:value-type="string">
            <text:p text:style-name="P26">3</text:p>
          </table:table-cell>
          <table:table-cell table:style-name="表11.A2" office:value-type="string">
            <text:p text:style-name="P26">工事件名</text:p>
          </table:table-cell>
          <table:table-cell table:style-name="表11.C2" office:value-type="string">
            <text:p text:style-name="P28">雪が谷大塚プロジェクト</text:p>
          </table:table-cell>
        </table:table-row>
        <table:table-row>
          <table:table-cell table:style-name="表11.A2" office:value-type="string">
            <text:p text:style-name="P26">4</text:p>
          </table:table-cell>
          <table:table-cell table:style-name="表11.A2" office:value-type="string">
            <text:p text:style-name="P26">作業時間</text:p>
          </table:table-cell>
          <table:table-cell table:style-name="表11.C2" office:value-type="string">
            <text:p text:style-name="P28">８：００－１４：３０</text:p>
          </table:table-cell>
        </table:table-row>
        <table:table-row>
          <table:table-cell table:style-name="表11.A2" office:value-type="string">
            <text:p text:style-name="P26">5</text:p>
          </table:table-cell>
          <table:table-cell table:style-name="表11.A2" office:value-type="string">
            <text:p text:style-name="P26">備考</text:p>
          </table:table-cell>
          <table:table-cell table:style-name="表11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<text:s/>==&gt; 来週は休み希望です。</text:span></text:p>
      <text:p text:style-name="P32">③ 交通費申請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3">期間</text:p>
          </table:table-cell>
          <table:table-cell table:style-name="表15.B1" office:value-type="string">
            <text:p text:style-name="P24"><text:s text:c="2"/>2021.8.2(月) ~ 2021.8.8(日)</text:p>
          </table:table-cell>
        </table:table-row>
        <table:table-row>
          <table:table-cell table:style-name="表15.A2" office:value-type="string">
            <text:p text:style-name="P21">合計</text:p>
          </table:table-cell>
          <table:table-cell table:style-name="表15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(月) ~ 2021.8.8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お願いします。</text:p>
      <text:p text:style-name="P7">岩淵</text:p>
      <text:p text:style-name="P16"><text:soft-page-break/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6">1</text:p>
          </table:table-cell>
          <table:table-cell table:style-name="表14.A1" office:value-type="string">
            <text:p text:style-name="P26">作業日</text:p>
          </table:table-cell>
          <table:table-cell table:style-name="表14.C1" office:value-type="string">
            <text:p text:style-name="P28">8/11 水曜日</text:p>
          </table:table-cell>
        </table:table-row>
        <table:table-row>
          <table:table-cell table:style-name="表14.A2" office:value-type="string">
            <text:p text:style-name="P26">2</text:p>
          </table:table-cell>
          <table:table-cell table:style-name="表14.A2" office:value-type="string">
            <text:p text:style-name="P26">発注者</text:p>
          </table:table-cell>
          <table:table-cell table:style-name="表14.C2" office:value-type="string">
            <text:p text:style-name="P28">メルビック電工</text:p>
          </table:table-cell>
        </table:table-row>
        <table:table-row>
          <table:table-cell table:style-name="表14.A2" office:value-type="string">
            <text:p text:style-name="P26">3</text:p>
          </table:table-cell>
          <table:table-cell table:style-name="表14.A2" office:value-type="string">
            <text:p text:style-name="P26">工事件名</text:p>
          </table:table-cell>
          <table:table-cell table:style-name="表14.C2" office:value-type="string">
            <text:p text:style-name="P28">大田区北馬込一丁目PJ</text:p>
          </table:table-cell>
        </table:table-row>
        <table:table-row>
          <table:table-cell table:style-name="表14.A2" office:value-type="string">
            <text:p text:style-name="P26">4</text:p>
          </table:table-cell>
          <table:table-cell table:style-name="表14.A2" office:value-type="string">
            <text:p text:style-name="P26">作業時間</text:p>
          </table:table-cell>
          <table:table-cell table:style-name="表14.C2" office:value-type="string">
            <text:p text:style-name="P28">８：１５－１４：４５</text:p>
          </table:table-cell>
        </table:table-row>
        <table:table-row>
          <table:table-cell table:style-name="表14.A2" office:value-type="string">
            <text:p text:style-name="P26">5</text:p>
          </table:table-cell>
          <table:table-cell table:style-name="表14.A2" office:value-type="string">
            <text:p text:style-name="P26">備考</text:p>
          </table:table-cell>
          <table:table-cell table:style-name="表14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また、休みにしようと考えております。キャンプの手伝い、土日に入れてます。キャンセルが入るかも知れません。今週のように、空いてます、という連絡、いたします。</text:p>
      <text:p text:style-name="P32">③ 交通費申請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期間</text:p>
          </table:table-cell>
          <table:table-cell table:style-name="表17.B1" office:value-type="string">
            <text:p text:style-name="P24"><text:s text:c="2"/>2021.8.9(月) ~ 2021.8.15(日)</text:p>
          </table:table-cell>
        </table:table-row>
        <table:table-row>
          <table:table-cell table:style-name="表17.A2" office:value-type="string">
            <text:p text:style-name="P21">合計</text:p>
          </table:table-cell>
          <table:table-cell table:style-name="表17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9(月) ~ 2021.8.15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願います。</text:p>
      <text:p text:style-name="P10">（来週はキャンプなしです。）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P26">1</text:p>
          </table:table-cell>
          <table:table-cell table:style-name="表16.A1" office:value-type="string">
            <text:p text:style-name="P26">作業日</text:p>
          </table:table-cell>
          <table:table-cell table:style-name="表16.C1" office:value-type="string">
            <text:p text:style-name="P28">8/18 水曜日</text:p>
          </table:table-cell>
        </table:table-row>
        <table:table-row>
          <table:table-cell table:style-name="表16.A2" office:value-type="string">
            <text:p text:style-name="P26">2</text:p>
          </table:table-cell>
          <table:table-cell table:style-name="表16.A2" office:value-type="string">
            <text:p text:style-name="P26">発注者</text:p>
          </table:table-cell>
          <table:table-cell table:style-name="表16.C2" office:value-type="string">
            <text:p text:style-name="P28">扶桑電気</text:p>
          </table:table-cell>
        </table:table-row>
        <table:table-row>
          <table:table-cell table:style-name="表16.A2" office:value-type="string">
            <text:p text:style-name="P26">3</text:p>
          </table:table-cell>
          <table:table-cell table:style-name="表16.A2" office:value-type="string">
            <text:p text:style-name="P26">工事件名</text:p>
          </table:table-cell>
          <table:table-cell table:style-name="表16.C2" office:value-type="string">
            <text:p text:style-name="P28">まごころタウン</text:p>
          </table:table-cell>
        </table:table-row>
        <table:table-row>
          <table:table-cell table:style-name="表16.A2" office:value-type="string">
            <text:p text:style-name="P26">4</text:p>
          </table:table-cell>
          <table:table-cell table:style-name="表16.A2" office:value-type="string">
            <text:p text:style-name="P26">作業時間</text:p>
          </table:table-cell>
          <table:table-cell table:style-name="表16.C2" office:value-type="string">
            <text:p text:style-name="P28">８：００－１４：４５</text:p>
            <text:p text:style-name="P28">（定時）</text:p>
          </table:table-cell>
        </table:table-row>
        <table:table-row>
          <table:table-cell table:style-name="表16.A2" office:value-type="string">
            <text:p text:style-name="P26">5</text:p>
          </table:table-cell>
          <table:table-cell table:style-name="表16.A2" office:value-type="string">
            <text:p text:style-name="P26">備考</text:p>
          </table:table-cell>
          <table:table-cell table:style-name="表16.C2" office:value-type="string">
            <text:p text:style-name="P28">１．小町さんの分もあり（府中）</text:p>
            <text:p text:style-name="P20"><text:span text:style-name="T21">２．お客さんのサイン。最後に対面して挨拶したとき、うっかり、もらうのを忘れてしまいました。終了時間について、実時間ではなく、定時の１７時にし</text:span><text:soft-page-break/><text:span text:style-name="T21">てほしい、とおっしゃって、自分はすでに実時間を書いてしまっていて、扶桑の人がご自分で書き直して、等々をやってたらそのままでした。帰り途中、扶桑のその方から電話をいただいて、気づきました。その方も、どうしましょうか？とお困りで、持ち帰り致しますと伝えました。</text:span>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8/27（金）</text:p>
          </table:table-cell>
          <table:table-cell table:style-name="表18.B1" office:value-type="string">
            <text:p text:style-name="P27">8/28（土）</text:p>
          </table:table-cell>
        </table:table-row>
        <table:table-row>
          <table:table-cell table:style-name="表18.A2" office:value-type="string">
            <text:p text:style-name="P25">○</text:p>
          </table:table-cell>
          <table:table-cell table:style-name="表18.B2" office:value-type="string">
            <text:p text:style-name="P25">○</text:p>
          </table:table-cell>
        </table:table-row>
      </table:table>
      <text:p text:style-name="P32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3">期間</text:p>
          </table:table-cell>
          <table:table-cell table:style-name="表19.B1" office:value-type="string">
            <text:p text:style-name="P24"><text:s text:c="2"/>2021.8.16(月) ~ 2021.8.22(日)</text:p>
          </table:table-cell>
        </table:table-row>
        <table:table-row>
          <table:table-cell table:style-name="表19.A2" office:value-type="string">
            <text:p text:style-name="P21">合計</text:p>
          </table:table-cell>
          <table:table-cell table:style-name="表19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16(月) ~ 2021.8.22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<text:span text:style-name="T14">書類の提出です。</text:span>よろしくお願いします。</text:p>
      <text:p text:style-name="P7"><text:span text:style-name="T14">暑いものです。</text:span>お疲れさまです。</text:p>
      <text:p text:style-name="P10">（交通費申請は、別途で提出します。）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6">1</text:p>
          </table:table-cell>
          <table:table-cell table:style-name="表20.A1" office:value-type="string">
            <text:p text:style-name="P26">作業日</text:p>
          </table:table-cell>
          <table:table-cell table:style-name="表20.C1" office:value-type="string">
            <text:p text:style-name="P28">8/27 金曜日</text:p>
          </table:table-cell>
        </table:table-row>
        <table:table-row>
          <table:table-cell table:style-name="表20.A2" office:value-type="string">
            <text:p text:style-name="P26">2</text:p>
          </table:table-cell>
          <table:table-cell table:style-name="表20.A2" office:value-type="string">
            <text:p text:style-name="P26">発注者</text:p>
          </table:table-cell>
          <table:table-cell table:style-name="表20.C2" office:value-type="string">
            <text:p text:style-name="P28">丸電工業</text:p>
          </table:table-cell>
        </table:table-row>
        <table:table-row>
          <table:table-cell table:style-name="表20.A2" office:value-type="string">
            <text:p text:style-name="P26">3</text:p>
          </table:table-cell>
          <table:table-cell table:style-name="表20.A2" office:value-type="string">
            <text:p text:style-name="P26">工事件名</text:p>
          </table:table-cell>
          <table:table-cell table:style-name="表20.C2" office:value-type="string">
            <text:p text:style-name="P28">目黒区中目黒プロジェクト</text:p>
          </table:table-cell>
        </table:table-row>
        <table:table-row>
          <table:table-cell table:style-name="表20.A2" office:value-type="string">
            <text:p text:style-name="P26">4</text:p>
          </table:table-cell>
          <table:table-cell table:style-name="表20.A2" office:value-type="string">
            <text:p text:style-name="P26">作業時間</text:p>
          </table:table-cell>
          <table:table-cell table:style-name="表2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20.A2" office:value-type="string">
            <text:p text:style-name="P26">5</text:p>
          </table:table-cell>
          <table:table-cell table:style-name="表20.A2" office:value-type="string">
            <text:p text:style-name="P26">備考</text:p>
          </table:table-cell>
          <table:table-cell table:style-name="表2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9/3（金）</text:p>
          </table:table-cell>
          <table:table-cell table:style-name="表21.B1" office:value-type="string">
            <text:p text:style-name="P27">9/4（土）</text:p>
          </table:table-cell>
        </table:table-row>
        <table:table-row>
          <table:table-cell table:style-name="表21.A2" office:value-type="string">
            <text:p text:style-name="P25">○</text:p>
          </table:table-cell>
          <table:table-cell table:style-name="表21.B2" office:value-type="string">
            <text:p text:style-name="P25">○</text:p>
          </table:table-cell>
        </table:table-row>
      </table:table>
      <text:p text:style-name="P34"><text:soft-page-break/></text:p>
      <text:p text:style-name="P12">---------------------</text:p>
      <text:p text:style-name="P13">【作業員　岩淵謙 / 日報連絡、他】 2021.8.23(月) ~ 2021.8.29(日)</text:p>
      <text:p text:style-name="P12">[//]</text:p>
      <text:p text:style-name="P4"/>
      <text:p text:style-name="P14">@@@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P26">1</text:p>
          </table:table-cell>
          <table:table-cell table:style-name="表22.A1" office:value-type="string">
            <text:p text:style-name="P26">作業日</text:p>
          </table:table-cell>
          <table:table-cell table:style-name="表22.C1" office:value-type="string">
            <text:p text:style-name="P28">9/XX XX曜日</text:p>
          </table:table-cell>
        </table:table-row>
        <table:table-row>
          <table:table-cell table:style-name="表22.A2" office:value-type="string">
            <text:p text:style-name="P26">2</text:p>
          </table:table-cell>
          <table:table-cell table:style-name="表22.A2" office:value-type="string">
            <text:p text:style-name="P26">発注者</text:p>
          </table:table-cell>
          <table:table-cell table:style-name="表22.C2" office:value-type="string">
            <text:p text:style-name="P28">XXX（XXX）</text:p>
          </table:table-cell>
        </table:table-row>
        <table:table-row>
          <table:table-cell table:style-name="表22.A2" office:value-type="string">
            <text:p text:style-name="P26">3</text:p>
          </table:table-cell>
          <table:table-cell table:style-name="表22.A2" office:value-type="string">
            <text:p text:style-name="P26">工事件名</text:p>
          </table:table-cell>
          <table:table-cell table:style-name="表22.C2" office:value-type="string">
            <text:p text:style-name="P28">XXX</text:p>
          </table:table-cell>
        </table:table-row>
        <table:table-row>
          <table:table-cell table:style-name="表22.A2" office:value-type="string">
            <text:p text:style-name="P26">4</text:p>
          </table:table-cell>
          <table:table-cell table:style-name="表22.A2" office:value-type="string">
            <text:p text:style-name="P26">作業時間</text:p>
          </table:table-cell>
          <table:table-cell table:style-name="表22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22.A2" office:value-type="string">
            <text:p text:style-name="P26">5</text:p>
          </table:table-cell>
          <table:table-cell table:style-name="表22.A2" office:value-type="string">
            <text:p text:style-name="P26">備考</text:p>
          </table:table-cell>
          <table:table-cell table:style-name="表22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9/XX（金）</text:p>
          </table:table-cell>
          <table:table-cell table:style-name="表23.B1" office:value-type="string">
            <text:p text:style-name="P27">9/XX（土）</text:p>
          </table:table-cell>
        </table:table-row>
        <table:table-row>
          <table:table-cell table:style-name="表23.A2" office:value-type="string">
            <text:p text:style-name="P25">○</text:p>
          </table:table-cell>
          <table:table-cell table:style-name="表23.B2" office:value-type="string">
            <text:p text:style-name="P25">○</text:p>
          </table:table-cell>
        </table:table-row>
      </table:table>
      <text:p text:style-name="P32">③ 交通費申請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3">期間</text:p>
          </table:table-cell>
          <table:table-cell table:style-name="表24.B1" office:value-type="string">
            <text:p text:style-name="P24"><text:s text:c="2"/>2021.9.XX(月) ~ 2021.9.XX(日)</text:p>
          </table:table-cell>
        </table:table-row>
        <table:table-row>
          <table:table-cell table:style-name="表24.A2" office:value-type="string">
            <text:p text:style-name="P21">合計</text:p>
          </table:table-cell>
          <table:table-cell table:style-name="表24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9.XX(月) ~ 2021.9.XX(日)</text:p>
      <text:p text:style-name="P12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ext:soft-page-break/>
        <table:table-row>
          <table:table-cell table:style-name="表36.A1" office:value-type="string">
            <text:p text:style-name="P26">1</text:p>
          </table:table-cell>
          <table:table-cell table:style-name="表36.A1" office:value-type="string">
            <text:p text:style-name="P26">作業日</text:p>
          </table:table-cell>
          <table:table-cell table:style-name="表36.C1" office:value-type="string">
            <text:p text:style-name="P28">9/XX XX曜日</text:p>
          </table:table-cell>
        </table:table-row>
        <table:table-row>
          <table:table-cell table:style-name="表36.A2" office:value-type="string">
            <text:p text:style-name="P26">2</text:p>
          </table:table-cell>
          <table:table-cell table:style-name="表36.A2" office:value-type="string">
            <text:p text:style-name="P26">発注者</text:p>
          </table:table-cell>
          <table:table-cell table:style-name="表36.C2" office:value-type="string">
            <text:p text:style-name="P28">XXX（XXX）</text:p>
          </table:table-cell>
        </table:table-row>
        <table:table-row>
          <table:table-cell table:style-name="表36.A2" office:value-type="string">
            <text:p text:style-name="P26">3</text:p>
          </table:table-cell>
          <table:table-cell table:style-name="表36.A2" office:value-type="string">
            <text:p text:style-name="P26">工事件名</text:p>
          </table:table-cell>
          <table:table-cell table:style-name="表36.C2" office:value-type="string">
            <text:p text:style-name="P28">XXX</text:p>
          </table:table-cell>
        </table:table-row>
        <table:table-row>
          <table:table-cell table:style-name="表36.A2" office:value-type="string">
            <text:p text:style-name="P26">4</text:p>
          </table:table-cell>
          <table:table-cell table:style-name="表36.A2" office:value-type="string">
            <text:p text:style-name="P26">作業時間</text:p>
          </table:table-cell>
          <table:table-cell table:style-name="表36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36.A2" office:value-type="string">
            <text:p text:style-name="P26">5</text:p>
          </table:table-cell>
          <table:table-cell table:style-name="表36.A2" office:value-type="string">
            <text:p text:style-name="P26">備考</text:p>
          </table:table-cell>
          <table:table-cell table:style-name="表36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7">9/XX（金）</text:p>
          </table:table-cell>
          <table:table-cell table:style-name="表38.B1" office:value-type="string">
            <text:p text:style-name="P27">9/XX（土）</text:p>
          </table:table-cell>
        </table:table-row>
        <table:table-row>
          <table:table-cell table:style-name="表38.A2" office:value-type="string">
            <text:p text:style-name="P25">○</text:p>
          </table:table-cell>
          <table:table-cell table:style-name="表38.B2" office:value-type="string">
            <text:p text:style-name="P25">○</text:p>
          </table:table-cell>
        </table:table-row>
      </table:table>
      <text:p text:style-name="P32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3">期間</text:p>
          </table:table-cell>
          <table:table-cell table:style-name="表39.B1" office:value-type="string">
            <text:p text:style-name="P24"><text:s text:c="2"/>2021.9.XX(月) ~ 2021.9.XX(日)</text:p>
          </table:table-cell>
        </table:table-row>
        <table:table-row>
          <table:table-cell table:style-name="表39.A2" office:value-type="string">
            <text:p text:style-name="P21">合計</text:p>
          </table:table-cell>
          <table:table-cell table:style-name="表39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9.XX(月) ~ 2021.9.XX(日)</text:p>
      <text:p text:style-name="P12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5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0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0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0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0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0">８：００－１７：００</text:p>
            <text:p text:style-name="P20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0"/>
          </table:table-cell>
        </table:table-row>
      </table:table>
      <text:p text:style-name="P31"/>
      <text:p text:style-name="P31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4501362563924741676" text:style-name="L1">
        <text:list-item>
          <text:p text:style-name="P57">image file</text:p>
          <text:list>
            <text:list-item>
              <text:p text:style-name="P57">copy to : C:\WORKS_2\WS\WS_Others\towa_corpo</text:p>
            </text:list-item>
            <text:list-item>
              <text:p text:style-name="P57">change → file name</text:p>
            </text:list-item>
            <text:list-item>
              <text:p text:style-name="P57">DUP</text:p>
            </text:list-item>
            <text:list-item>
              <text:p text:style-name="P57">open the orig with paint</text:p>
            </text:list-item>
            <text:list-item>
              <text:p text:style-name="P57">change size → 25 % (<office:annotation office:name="__Annotation__14902_534617985"><dc:creator>iwabuchi ken</dc:creator><dc:date>2020-02-03T15:01:30.13</dc:date><text:p text:style-name="P68"><text:span text:style-name="T24">680 ==&gt; about</text:span></text:p></office:annotation>40 %, 680KB~<office:annotation-end office:name="__Annotation__14902_534617985"/>)</text:p>
            </text:list-item>
            <text:list-item>
              <text:p text:style-name="P57">close paint</text:p>
            </text:list-item>
          </text:list>
        </text:list-item>
        <text:list-item>
          <text:p text:style-name="P58">email<text:span text:style-name="T16"> </text:span><text:span text:style-name="T15">###</text:span></text:p>
          <text:list>
            <text:list-item>
              <text:p text:style-name="P58">C – N (new mail)</text:p>
            </text:list-item>
            <text:list-item>
              <text:p text:style-name="P58"><text:soft-page-break/>attach image file</text:p>
            </text:list-item>
            <text:list-item>
              <text:p text:style-name="P58">open in-mail image file</text:p>
            </text:list-item>
            <text:list-item>
              <text:p text:style-name="P58">validate</text:p>
              <text:list>
                <text:list-item>
                  <text:p text:style-name="P58">終了時刻</text:p>
                </text:list-item>
                <text:list-item>
                  <text:p text:style-name="P58">職長サイン</text:p>
                </text:list-item>
              </text:list>
            </text:list-item>
          </text:list>
        </text:list-item>
        <text:list-item>
          <text:p text:style-name="P57">doc</text:p>
          <text:list>
            <text:list-item>
              <text:p text:style-name="P57">prev lines → DUP</text:p>
            </text:list-item>
            <text:list-item>
              <text:p text:style-name="P57">enter data</text:p>
              <text:list>
                <text:list-item>
                  <text:p text:style-name="P58">作業について</text:p>
                  <text:list>
                    <text:list-item>
                      <text:p text:style-name="P57">作業日</text:p>
                    </text:list-item>
                    <text:list-item>
                      <text:p text:style-name="P57">発注者</text:p>
                    </text:list-item>
                    <text:list-item>
                      <text:p text:style-name="P57">工事件名</text:p>
                    </text:list-item>
                    <text:list-item>
                      <text:p text:style-name="P58">作業時間</text:p>
                    </text:list-item>
                  </text:list>
                </text:list-item>
                <text:list-item>
                  <text:p text:style-name="P58">タイトル文字列</text:p>
                </text:list-item>
              </text:list>
            </text:list-item>
          </text:list>
        </text:list-item>
        <text:list-item>
          <text:p text:style-name="P39">email</text:p>
          <text:list>
            <text:list-item>
              <text:p text:style-name="P39">C/P</text:p>
              <text:list>
                <text:list-item>
                  <text:p text:style-name="P40">本文</text:p>
                </text:list-item>
                <text:list-item>
                  <text:p text:style-name="P39">subject</text:p>
                </text:list-item>
              </text:list>
            </text:list-item>
            <text:list-item>
              <text:p text:style-name="P39">validate</text:p>
              <text:list>
                <text:list-item>
                  <text:p text:style-name="P57">作業日</text:p>
                </text:list-item>
                <text:list-item>
                  <text:p text:style-name="P57">発注者</text:p>
                </text:list-item>
                <text:list-item>
                  <text:p text:style-name="P57">工事件名</text:p>
                </text:list-item>
                <text:list-item>
                  <text:p text:style-name="P58">作業時間</text:p>
                </text:list-item>
              </text:list>
            </text:list-item>
            <text:list-item>
              <text:p text:style-name="P40">F6 (“To”) → “yoko” &gt; Ret</text:p>
            </text:list-item>
            <text:list-item>
              <text:p text:style-name="P40">C – Ret (send)</text:p>
            </text:list-item>
            <text:list-item>
              <text:p text:style-name="P40">review → sent mail</text:p>
              <text:list>
                <text:list-item>
                  <text:p text:style-name="P40"><text:soft-page-break/>送信先</text:p>
                </text:list-item>
                <text:list-item>
                  <text:p text:style-name="P40">日付</text:p>
                  <text:list>
                    <text:list-item>
                      <text:p text:style-name="P40">日報に書いた日付</text:p>
                    </text:list-item>
                    <text:list-item>
                      <text:p text:style-name="P40">メールの「件名」の日付（日報のそれと同じか？）</text:p>
                    </text:list-item>
                  </text:list>
                </text:list-item>
                <text:list-item>
                  <text:p text:style-name="P40">サイン</text:p>
                  <text:list>
                    <text:list-item>
                      <text:p text:style-name="P40">職長</text:p>
                    </text:list-item>
                    <text:list-item>
                      <text:p text:style-name="P40">発注者</text:p>
                    </text:list-item>
                  </text:list>
                </text:list-item>
                <text:list-item>
                  <text:p text:style-name="P40">時間</text:p>
                  <text:list>
                    <text:list-item>
                      <text:p text:style-name="P40">開始</text:p>
                    </text:list-item>
                    <text:list-item>
                      <text:p text:style-name="P4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9"/>
          </table:table-cell>
          <table:table-cell table:style-name="表70.B1" office:value-type="string">
            <text:p text:style-name="P29">image file (<text:span text:style-name="T14">日報）</text:span></text:p>
            <text:list xml:id="list209845984500970298" text:style-name="L2">
              <text:list-item>
                <text:p text:style-name="P44">copy</text:p>
                <text:list>
                  <text:list-item>
                    <text:p text:style-name="P44">from C:\WORKS_2\WS\WS_Cake_IFM11\iphone_to_upload</text:p>
                  </text:list-item>
                  <text:list-item>
                    <text:p text:style-name="P44">to <text:s/>==&gt; C:\WORKS_2\WS\WS_Others\towa_corpo</text:p>
                  </text:list-item>
                </text:list>
              </text:list-item>
              <text:list-item>
                <text:p text:style-name="P44">name ==&gt; change</text:p>
                <text:list>
                  <text:list-item>
                    <text:p text:style-name="P44">【作業員　岩淵謙 <text:s/>日報連絡】 2020.7.4.土 2020.7.6.月.jpg</text:p>
                  </text:list-item>
                </text:list>
              </text:list-item>
              <text:list-item>
                <text:p text:style-name="P44">open file (f1)</text:p>
              </text:list-item>
              <text:list-item>
                <text:p text:style-name="P44">DUP</text:p>
              </text:list-item>
              <text:list-item>
                <text:p text:style-name="P44">f1 ==&gt; paint</text:p>
              </text:list-item>
              <text:list-item>
                <text:p text:style-name="P44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30">交通費請求書</text:p>
            <text:list xml:id="list7022414168807999067" text:style-name="L3">
              <text:list-item>
                <text:p text:style-name="P45">DUP : 交通費請求書.用紙.orig.jpg</text:p>
              </text:list-item>
              <text:list-item>
                <text:p text:style-name="P45">name ==&gt; change : 【作業員　岩淵謙 <text:s/>交通費請求書】 2020.7.6(月) ~ 2020.7.12(日).jpg</text:p>
              </text:list-item>
              <text:list-item>
                <text:p text:style-name="P45">open file</text:p>
              </text:list-item>
              <text:list-item>
                <text:p text:style-name="P45">M – o &gt; ↓ &gt; Ret (paint)</text:p>
              </text:list-item>
              <text:list-item>
                <text:p text:style-name="P45">入力</text:p>
              </text:list-item>
              <text:list-item>
                <text:p text:style-name="P45">DUP</text:p>
              </text:list-item>
              <text:list-item>
                <text:p text:style-name="P45">M – o &gt; “70” &gt; Ret (size change)</text:p>
              </text:list-item>
              <text:list-item>
                <text:p text:style-name="P45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29">email</text:p>
            <text:list xml:id="list3986366122691463899" text:style-name="L4">
              <text:list-item>
                <text:p text:style-name="P47"><text:soft-page-break/>start mailer</text:p>
              </text:list-item>
              <text:list-item>
                <text:p text:style-name="P47">new mail</text:p>
              </text:list-item>
              <text:list-item>
                <text:p text:style-name="P47">C – S – a &gt; choose file &gt; Ret (append)</text:p>
              </text:list-item>
              <text:list-item>
                <text:p text:style-name="P47">open ==&gt; appended files (<text:span text:style-name="T14">日報、交通費)</text:span></text:p>
              </text:list-item>
              <text:list-item>
                <text:p text:style-name="P46">C/P</text:p>
                <text:list>
                  <text:list-item>
                    <text:p text:style-name="P46">本文</text:p>
                  </text:list-item>
                  <text:list-item>
                    <text:p text:style-name="P46">タイトル</text:p>
                  </text:list-item>
                </text:list>
              </text:list-item>
              <text:list-item>
                <text:p text:style-name="P46">“send” : “yoko” &gt; Ret (autofill)</text:p>
              </text:list-item>
              <text:list-item>
                <text:p text:style-name="P46">validate</text:p>
                <text:list>
                  <text:list-item>
                    <text:p text:style-name="P46">append ==&gt; 2 files</text:p>
                  </text:list-item>
                  <text:list-item>
                    <text:p text:style-name="P46">subject</text:p>
                    <text:list>
                      <text:list-item>
                        <text:p text:style-name="P46">期間</text:p>
                      </text:list-item>
                      <text:list-item>
                        <text:p text:style-name="P46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6">C – Ret (send)</text:p>
              </text:list-item>
              <text:list-item>
                <text:p text:style-name="P46">validate</text:p>
                <text:list>
                  <text:list-item>
                    <text:p text:style-name="P46">attached files</text:p>
                  </text:list-item>
                  <text:list-item>
                    <text:p text:style-name="P46">宛先</text:p>
                  </text:list-item>
                  <text:list-item>
                    <text:p text:style-name="P46">タイトル</text:p>
                    <text:list>
                      <text:list-item>
                        <text:p text:style-name="P46">期間</text:p>
                      </text:list-item>
                      <text:list-item>
                        <text:p text:style-name="P46">内容</text:p>
                      </text:list-item>
                    </text:list>
                  </text:list-item>
                  <text:list-item>
                    <text:p text:style-name="P46">本文</text:p>
                    <text:list>
                      <text:list-item>
                        <text:p text:style-name="P46">送るものについての文。</text:p>
                      </text:list-item>
                      <text:list-item>
                        <text:p text:style-name="P46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5">-------------------------------------------------------- [STEPS : closing] 20200912_182844</text:p>
      <text:list xml:id="list2582026655632527373" text:style-name="L5">
        <text:list-item>
          <text:p text:style-name="P54">close</text:p>
          <text:list>
            <text:list-item>
              <text:p text:style-name="P54">image files</text:p>
            </text:list-item>
            <text:list-item>
              <text:p text:style-name="P54">folders</text:p>
            </text:list-item>
            <text:list-item>
              <text:p text:style-name="P54">apps</text:p>
              <text:list>
                <text:list-item>
                  <text:p text:style-name="P54">paint</text:p>
                </text:list-item>
                <text:list-item>
                  <text:p text:style-name="P54">mailer</text:p>
                </text:list-item>
              </text:list>
            </text:list-item>
          </text:list>
        </text:list-item>
        <text:list-item>
          <text:p text:style-name="P54">validate</text:p>
          <text:list>
            <text:list-item>
              <text:p text:style-name="P54">mail ==&gt; move to “sent” box</text:p>
            </text:list-item>
          </text:list>
        </text:list-item>
        <text:list-item>
          <text:p text:style-name="P54">prep next</text:p>
          <text:list>
            <text:list-item>
              <text:p text:style-name="P53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8-28T12:56:20.32</dc:date>
    <dc:creator>iwabuchi ken</dc:creator>
    <meta:editing-duration>P1DT20H8S</meta:editing-duration>
    <meta:editing-cycles>247</meta:editing-cycles>
    <meta:generator>OpenOffice/4.1.3$Win32 OpenOffice.org_project/413m1$Build-9783</meta:generator>
    <meta:document-statistic meta:table-count="35" meta:image-count="0" meta:object-count="0" meta:page-count="13" meta:paragraph-count="567" meta:word-count="3802" meta:character-count="7786"/>
  </office:meta>
</office:document-meta>
</file>